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E26]=[.D26];1;0)" office:value-type="float" office:value="0" calcext:value-type="float">
            <text:p>0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E28]=[.D28];1;0)" office:value-type="float" office:value="0" calcext:value-type="float">
            <text:p>0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E29]=[.D29];1;0)" office:value-type="float" office:value="0" calcext:value-type="float">
            <text:p>0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IF([.E30]=[.D30];1;0)" office:value-type="float" office:value="0" calcext:value-type="float">
            <text:p>0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31]=[.D31];1;0)" office:value-type="float" office:value="0" calcext:value-type="float">
            <text:p>0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IF([.E32]=[.D32];1;0)" office:value-type="float" office:value="0" calcext:value-type="float">
            <text:p>0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IF([.E49]=[.D49];1;0)" office:value-type="float" office:value="0" calcext:value-type="float">
            <text:p>0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E69]=[.D69];1;0)" office:value-type="float" office:value="0" calcext:value-type="float">
            <text:p>0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160]=[.D160];1;0)" office:value-type="float" office:value="0" calcext:value-type="float">
            <text:p>0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6413" calcext:value-type="float">
            <text:p>6413</text:p>
          </table:table-cell>
          <table:table-cell table:formula="of:=SUM([.F2:.F163])" office:value-type="float" office:value="48" calcext:value-type="float">
            <text:p>48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30391" calcext:value-type="float">
            <text:p>30391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76])" office:value-type="float" office:value="75" calcext:value-type="float">
            <text:p>75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76])" office:value-type="float" office:value="30391" calcext:value-type="float">
            <text:p>30391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13]-[.$I$1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14]-[.$I$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15]-[.$I$1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16]-[.$I$1]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17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18]-[.$I$1]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19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20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21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22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23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24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25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6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7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28]-[.$I$1]"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29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30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31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32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33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34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35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36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7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8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39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40]-[.$I$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41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42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43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44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45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46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47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48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49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50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51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52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53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54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55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56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57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58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59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60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61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62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63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64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65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66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67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68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69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70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71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72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73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74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75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76]-[.$I$1]" office:value-type="float" office:value="142" calcext:value-type="float">
            <text:p>142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0:02:35.0593185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7T10:21:03.450666945</dc:date>
    <meta:editing-duration>PT6H39M41S</meta:editing-duration>
    <meta:editing-cycles>39</meta:editing-cycles>
    <meta:generator>LibreOffice/4.3.3.2$Linux_X86_64 LibreOffice_project/430m0$Build-2</meta:generator>
    <dc:creator>Marcelo Diniz</dc:creator>
    <meta:document-statistic meta:table-count="3" meta:cell-count="18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">
                <text:p>74</text:p>
                <draw:g>
                  <svg:desc>Cálculos.H165:Cálculos.H165 Cálculos.F165:Cálculos.F165</svg:desc>
                </draw:g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6413">
                <text:p>64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